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Preformatted_20_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stone 1 Data Analytics</text:h>
      <text:p text:style-name="P3"/>
      <text:p text:style-name="P4">-Is there a connection between certain colors of automobiles being in more accidents due to their color?</text:p>
      <text:p text:style-name="P7"/>
      <text:p text:style-name="P6">Null Hypothesis:</text:p>
      <text:p text:style-name="P7">There is no statistical significance in the likelihood of an Automobile getting into an accident related to color.</text:p>
      <text:p text:style-name="P6">Alternative Hypothesis:</text:p>
      <text:p text:style-name="P7">Certain colors of Automobiles show a higher likelihood for getting in an accident.</text:p>
      <text:p text:style-name="P7"/>
      <text:p text:style-name="P7">A Chi-Square Test was run to discover if there is a significant association between the color of an automobile and its likelihood for being in an accident. <text:s/></text:p>
      <text:p text:style-name="P7"/>
      <text:p text:style-name="P7">The outcomes were: <text:s/></text:p>
      <text:p text:style-name="P1">Significance level: <text:s/>0.05</text:p>
      <text:p text:style-name="Preformatted_20_Text">Degree of Freedom: <text:s/>1</text:p>
      <text:p text:style-name="Preformatted_20_Text">chi-square statistic: 488.4484795288744</text:p>
      <text:p text:style-name="Preformatted_20_Text">critical_value: 3.841458820694124</text:p>
      <text:p text:style-name="P2">p-value: 0.0</text:p>
      <text:p text:style-name="Standard">Therefore the Null Hypothesis is rejected. <text:s/>Accepting the Alternative Hypothesis that certain colors show a greater or reduced likelihood for an Automobile to get into an accident. </text:p>
      <text:p text:style-name="P8">(Detailed testing can be found in Capstone_1_ Data_Story notebook)</text:p>
      <text:p text:style-name="P7"/>
      <text:p text:style-name="P7"/>
      <text:p text:style-name="P7"/>
      <text:p text:style-name="P7"/>
      <text:p text:style-name="P7"/>
      <text:p text:style-name="P7"/>
      <text:p text:style-name="P5">-Can accidents be predicted based on the month?</text:p>
      <text:p text:style-name="P7"><text:s/></text:p>
      <text:p text:style-name="P6">Null Hypothesis:</text:p>
      <text:p text:style-name="P7">There is no statistical significance in the likelihood of an Automobile getting into an accident related to the month.</text:p>
      <text:p text:style-name="P6">Alternative Hypothesis: <text:s/></text:p>
      <text:p text:style-name="P7">Certain months of the year show a greater or reduced likelihood for an Automobile to get into an accident.</text:p>
      <text:p text:style-name="P7"/>
      <text:p text:style-name="P7">A Paired T-Test was run to discover if there is an association in the likelihood of an Automobile getting in an accident related to the month.</text:p>
      <text:p text:style-name="P9">6.672627141580349e-69</text:p>
      <text:p text:style-name="P2">reject null hypothesis</text:p>
      <text:p text:style-name="P7">The test shows to reject the null hypothesis. <text:s/>Therefore certain months of the year do show a greater or reduced likelihood for an Automobile to get in an accide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6:47:18</meta:creation-date>
    <meta:generator>OpenOffice.org/3.4$Unix OpenOffice.org_project/340m1$Build-9590</meta:generator>
    <dc:date>2020-01-24T17:40:11</dc:date>
    <meta:editing-duration>PT46M49S</meta:editing-duration>
    <meta:editing-cycles>4</meta:editing-cycles>
    <meta:document-statistic meta:table-count="0" meta:image-count="0" meta:object-count="0" meta:page-count="1" meta:paragraph-count="25" meta:word-count="245" meta:character-count="1582"/>
  </office:meta>
</office:document-meta>
</file>